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35cm" draw:marker-end-width="0.35cm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-width="0.35cm" draw:marker-end-width="0.35cm" draw:fill="none" draw:textarea-vertical-align="middle"/>
    </style:style>
    <style:style style:name="gr3" style:family="graphic" style:parent-style-name="objectwithoutfill">
      <style:graphic-properties draw:stroke="dash" draw:stroke-dash="Ultrafine_20_Dashed" svg:stroke-width="0.05cm" draw:marker-start-width="0.425cm" draw:marker-end-width="0.42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start-width="0.35cm" draw:marker-end-width="0.35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width="0.05cm" draw:marker-start-width="0.425cm" draw:marker-end-width="0.42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otted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35cm" draw:marker-end-width="0.35cm" draw:fill="none" draw:fill-color="#800000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0.4cm" svg:height="0.4cm" svg:x="2.3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4cm" svg:height="0.4cm" svg:x="4.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4cm" svg:height="0.4cm" svg:x="2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4cm" svg:height="0.4cm" svg:x="3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4cm" svg:height="0.4cm" svg:x="4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4cm" svg:height="0.4cm" svg:x="4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4cm" svg:height="0.4cm" svg:x="2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842cm" svg:y1="7.758cm" svg:x2="4.1cm" svg:y2="7.1cm" draw:start-shape="id1" draw:start-glue-point="11" draw:end-shape="id2" draw:end-glue-point="6" svg:d="m2842 7758 1258-658">
          <text:p text:style-name="P1">T_min</text:p>
        </draw:connector>
        <draw:connector draw:style-name="gr3" draw:text-style-name="P1" draw:layer="layout" draw:type="line" svg:x1="3.942cm" svg:y1="5.742cm" svg:x2="4.3cm" svg:y2="6.9cm" draw:start-shape="id3" draw:start-glue-point="9" draw:end-shape="id2" draw:end-glue-point="4" svg:d="m3942 5742 358 1158">
          <text:p/>
        </draw:connector>
        <draw:connector draw:style-name="gr3" draw:text-style-name="P1" draw:layer="layout" draw:type="line" svg:x1="3.8cm" svg:y1="5.4cm" svg:x2="3.242cm" svg:y2="4.342cm" draw:start-shape="id3" draw:start-glue-point="4" draw:end-shape="id4" draw:end-glue-point="9" svg:d="m3800 5400-558-1058">
          <text:p/>
        </draw:connector>
        <draw:connector draw:style-name="gr4" draw:text-style-name="P1" draw:layer="layout" draw:type="line" svg:x1="2.958cm" svg:y1="4.058cm" svg:x2="2.642cm" svg:y2="2.942cm" draw:start-shape="id4" draw:start-glue-point="5" draw:end-shape="id5" draw:end-glue-point="9" svg:d="m2958 4058-316-1116">
          <text:p/>
        </draw:connector>
        <draw:connector draw:style-name="gr4" draw:text-style-name="P1" draw:layer="layout" draw:type="line" svg:x1="3.242cm" svg:y1="4.058cm" svg:x2="4.1cm" svg:y2="2.9cm" draw:start-shape="id4" draw:start-glue-point="11" draw:end-shape="id6" draw:end-glue-point="6" svg:d="m3242 4058 858-1158">
          <text:p/>
        </draw:connector>
        <draw:connector draw:style-name="gr3" draw:text-style-name="P1" draw:layer="layout" draw:type="line" svg:x1="3.942cm" svg:y1="5.458cm" svg:x2="4.858cm" svg:y2="4.542cm" draw:start-shape="id3" draw:start-glue-point="11" draw:end-shape="id7" draw:end-glue-point="7" svg:d="m3942 5458 916-916">
          <text:p/>
        </draw:connector>
        <draw:custom-shape draw:style-name="gr1" draw:text-style-name="P1" xml:id="id8" draw:id="id8" draw:layer="layout" svg:width="0.4cm" svg:height="0.4cm" svg:x="7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9" draw:id="id19" draw:layer="layout" svg:width="0.4cm" svg:height="0.4cm" svg:x="4.8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0" draw:id="id20" draw:layer="layout" svg:width="0.4cm" svg:height="0.4cm" svg:x="3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0.4cm" svg:height="0.4cm" svg:x="8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0.4cm" svg:height="0.4cm" svg:x="9.4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0.4cm" svg:height="0.4cm" svg:x="10.2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2" draw:id="id12" draw:layer="layout" svg:width="0.4cm" svg:height="0.4cm" svg:x="8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0.4cm" svg:height="0.4cm" svg:x="9.8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7" draw:id="id17" draw:layer="layout" svg:width="0.4cm" svg:height="0.4cm" svg:x="6.9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4" draw:id="id14" draw:layer="layout" svg:width="0.4cm" svg:height="0.4cm" svg:x="7.9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5" draw:id="id15" draw:layer="layout" svg:width="0.4cm" svg:height="0.4cm" svg:x="8.3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8" draw:id="id18" draw:layer="layout" svg:width="0.4cm" svg:height="0.4cm" svg:x="6.5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5.2cm" svg:y1="4.4cm" svg:x2="7.058cm" svg:y2="4.342cm" draw:start-shape="id7" draw:start-glue-point="10" draw:end-shape="id8" draw:end-glue-point="7" svg:d="m5200 4400 1858-58">
          <text:p/>
        </draw:connector>
        <draw:connector draw:style-name="gr4" draw:text-style-name="P1" draw:layer="layout" draw:type="line" svg:x1="8.1cm" svg:y1="3.1cm" svg:x2="8.2cm" svg:y2="5.3cm" draw:start-shape="id9" draw:start-glue-point="8" draw:end-shape="id10" draw:end-glue-point="4" svg:d="m8100 3100 100 2200">
          <text:p/>
        </draw:connector>
        <draw:connector draw:style-name="gr4" draw:text-style-name="P1" draw:layer="layout" draw:type="line" svg:x1="8.342cm" svg:y1="5.358cm" svg:x2="9.458cm" svg:y2="4.042cm" draw:start-shape="id10" draw:start-glue-point="11" draw:end-shape="id11" draw:end-glue-point="7" svg:d="m8342 5358 1116-1316">
          <text:p/>
        </draw:connector>
        <draw:connector draw:style-name="gr3" draw:text-style-name="P1" draw:layer="layout" draw:type="line" svg:x1="8.2cm" svg:y1="5.7cm" svg:x2="8.958cm" svg:y2="6.458cm" draw:start-shape="id10" draw:start-glue-point="8" draw:end-shape="id12" draw:end-glue-point="5" svg:d="m8200 5700 758 758">
          <text:p/>
        </draw:connector>
        <draw:connector draw:style-name="gr4" draw:text-style-name="P1" draw:layer="layout" draw:type="line" svg:x1="9.742cm" svg:y1="4.042cm" svg:x2="10.542cm" svg:y2="5.258cm" draw:start-shape="id11" draw:start-glue-point="9" draw:end-shape="id13" draw:end-glue-point="11" svg:d="m9742 4042 800 1216">
          <text:p/>
        </draw:connector>
        <draw:connector draw:style-name="gr5" draw:text-style-name="P1" draw:layer="layout" draw:type="line" svg:x1="8.242cm" svg:y1="7.842cm" svg:x2="8.9cm" svg:y2="6.6cm" draw:start-shape="id14" draw:start-glue-point="9" draw:end-shape="id12" draw:end-glue-point="6" svg:d="m8242 7842 658-1242">
          <text:p text:style-name="P1">T</text:p>
        </draw:connector>
        <draw:connector draw:style-name="gr4" draw:text-style-name="P1" draw:layer="layout" draw:type="line" svg:x1="8.1cm" svg:y1="7.9cm" svg:x2="8.358cm" svg:y2="8.758cm" draw:start-shape="id14" draw:start-glue-point="8" draw:end-shape="id15" draw:end-glue-point="5" svg:d="m8100 7900 258 858">
          <text:p/>
        </draw:connector>
        <draw:connector draw:style-name="gr4" draw:text-style-name="P1" draw:layer="layout" draw:type="line" svg:x1="8.5cm" svg:y1="8.7cm" svg:x2="9.8cm" svg:y2="8.5cm" draw:start-shape="id15" draw:start-glue-point="4" draw:end-shape="id16" draw:end-glue-point="6" svg:d="m8500 8700 1300-200">
          <text:p/>
        </draw:connector>
        <draw:connector draw:style-name="gr3" draw:text-style-name="P1" draw:layer="layout" draw:type="line" svg:x1="7.958cm" svg:y1="7.558cm" svg:x2="7.3cm" svg:y2="6.8cm" draw:start-shape="id14" draw:start-glue-point="5" draw:end-shape="id17" draw:end-glue-point="10" svg:d="m7958 7558-658-758">
          <text:p/>
        </draw:connector>
        <draw:connector draw:style-name="gr3" draw:text-style-name="P1" draw:layer="layout" draw:type="line" svg:x1="6.958cm" svg:y1="6.942cm" svg:x2="6.7cm" svg:y2="8.2cm" draw:start-shape="id17" draw:start-glue-point="7" draw:end-shape="id18" draw:end-glue-point="4" svg:d="m6958 6942-258 1258">
          <text:p/>
        </draw:connector>
        <draw:connector draw:style-name="gr4" draw:text-style-name="P1" draw:layer="layout" draw:type="line" svg:x1="6.5cm" svg:y1="8.4cm" svg:x2="5.142cm" svg:y2="8.542cm" draw:start-shape="id18" draw:start-glue-point="6" draw:end-shape="id19" draw:end-glue-point="9" svg:d="m6500 8400-1358 142">
          <text:p/>
        </draw:connector>
        <draw:connector draw:style-name="gr4" draw:text-style-name="P1" draw:layer="layout" draw:type="line" svg:x1="4.8cm" svg:y1="8.4cm" svg:x2="3.742cm" svg:y2="8.958cm" draw:start-shape="id19" draw:start-glue-point="6" draw:end-shape="id20" draw:end-glue-point="11" svg:d="m4800 8400-1058 558">
          <text:p/>
        </draw:connector>
        <draw:line draw:style-name="gr2" draw:text-style-name="P1" draw:layer="layout" svg:x1="6cm" svg:y1="2cm" svg:x2="6cm" svg:y2="10.2cm">
          <text:p text:style-name="P1">Schnitt</text:p>
        </draw:line>
        <draw:connector draw:style-name="gr6" draw:text-style-name="P1" draw:layer="layout" draw:type="line" svg:x1="4.5cm" svg:y1="7.1cm" svg:x2="6.958cm" svg:y2="6.658cm" draw:start-shape="id2" draw:start-glue-point="10" draw:end-shape="id17" draw:end-glue-point="5" svg:d="m4500 7100 2458-442">
          <text:p/>
        </draw:connector>
        <draw:custom-shape draw:style-name="gr1" draw:text-style-name="P1" xml:id="id9" draw:id="id9" draw:layer="layout" svg:width="0.4cm" svg:height="0.4cm" svg:x="7.9cm" svg:y="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line" svg:x1="7.342cm" svg:y1="4.058cm" svg:x2="7.958cm" svg:y2="3.042cm" draw:start-shape="id8" draw:start-glue-point="11" draw:end-shape="id9" draw:end-glue-point="7" svg:d="m7342 4058 616-1016">
          <text:p/>
        </draw:connector>
        <draw:connector draw:style-name="gr6" draw:text-style-name="P1" draw:layer="layout" draw:type="line" svg:x1="4.5cm" svg:y1="2.9cm" svg:x2="7.9cm" svg:y2="2.9cm" draw:start-shape="id6" draw:start-glue-point="10" draw:end-shape="id9" draw:end-glue-point="6" svg:d="m4500 2900h3400">
          <text:p/>
        </draw:connector>
        <draw:frame draw:style-name="gr8" draw:layer="layout" svg:width="4.092cm" svg:height="0.963cm" svg:x="1.4cm" svg:y="10.7cm">
          <draw:text-box>
            <text:p>Kruskal-Algo</text:p>
          </draw:text-box>
        </draw:frame>
        <draw:custom-shape draw:style-name="gr9" draw:text-style-name="P1" xml:id="id21" draw:id="id21" draw:layer="layout" svg:width="0.6cm" svg:height="0.6cm" svg:x="3.2cm" svg:y="13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1" draw:id="id31" draw:layer="layout" svg:width="0.6cm" svg:height="0.6cm" svg:x="5.7cm" svg:y="1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0" draw:id="id30" draw:layer="layout" svg:width="0.6cm" svg:height="0.6cm" svg:x="8.1cm" svg:y="13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9" draw:id="id29" draw:layer="layout" svg:width="0.6cm" svg:height="0.6cm" svg:x="11.8cm" svg:y="12.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8" draw:id="id28" draw:layer="layout" svg:width="0.6cm" svg:height="0.6cm" svg:x="13.3cm" svg:y="14.4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7" draw:id="id27" draw:layer="layout" svg:width="0.6cm" svg:height="0.6cm" svg:x="10.5cm" svg:y="15.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6" draw:id="id26" draw:layer="layout" svg:width="0.6cm" svg:height="0.6cm" svg:x="12.2cm" svg:y="17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5" draw:id="id25" draw:layer="layout" svg:width="0.6cm" svg:height="0.6cm" svg:x="9.7cm" svg:y="17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3" draw:id="id23" draw:layer="layout" svg:width="0.6cm" svg:height="0.6cm" svg:x="7.9cm" svg:y="18.7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4" draw:id="id24" draw:layer="layout" svg:width="0.6cm" svg:height="0.6cm" svg:x="6.7cm" svg:y="17.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2" draw:id="id22" draw:layer="layout" svg:width="0.6cm" svg:height="0.6cm" svg:x="4cm" svg:y="17.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2" draw:id="id32" draw:layer="layout" svg:width="0.6cm" svg:height="0.6cm" svg:x="4.6cm" svg:y="15.1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33" draw:id="id33" draw:layer="layout" svg:width="0.6cm" svg:height="0.6cm" svg:x="7.6cm" svg:y="15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3.5cm" svg:y1="14.2cm" svg:x2="4.088cm" svg:y2="17.388cm" draw:start-shape="id21" draw:start-glue-point="8" draw:end-shape="id22" draw:end-glue-point="5" svg:d="m3500 14200 588 3188">
          <text:p text:style-name="P1">1</text:p>
        </draw:connector>
        <draw:connector draw:style-name="gr10" draw:text-style-name="P1" draw:layer="layout" draw:type="line" svg:x1="4.512cm" svg:y1="17.812cm" svg:x2="7.9cm" svg:y2="19cm" draw:start-shape="id22" draw:start-glue-point="9" draw:end-shape="id23" draw:end-glue-point="6" svg:d="m4512 17812 3388 1188">
          <text:p text:style-name="P1">2</text:p>
        </draw:connector>
        <draw:connector draw:style-name="gr10" draw:text-style-name="P1" draw:layer="layout" draw:type="line" svg:x1="7.212cm" svg:y1="17.712cm" svg:x2="7.988cm" svg:y2="18.788cm" draw:start-shape="id24" draw:start-glue-point="9" draw:end-shape="id23" draw:end-glue-point="5" svg:d="m7212 17712 776 1076">
          <text:p text:style-name="P1">3</text:p>
        </draw:connector>
        <draw:connector draw:style-name="gr10" draw:text-style-name="P1" draw:layer="layout" draw:type="line" svg:x1="6.7cm" svg:y1="17.5cm" svg:x2="4.6cm" svg:y2="17.6cm" draw:start-shape="id24" draw:start-glue-point="6" draw:end-shape="id22" draw:end-glue-point="10" svg:d="m6700 17500-2100 100">
          <text:p text:style-name="P1">6</text:p>
        </draw:connector>
        <draw:connector draw:style-name="gr10" draw:text-style-name="P1" draw:layer="layout" draw:type="line" svg:x1="10.3cm" svg:y1="17.3cm" svg:x2="12.2cm" svg:y2="17.3cm" draw:start-shape="id25" draw:start-glue-point="10" draw:end-shape="id26" draw:end-glue-point="6" svg:d="m10300 17300h1900">
          <text:p text:style-name="P1">2</text:p>
        </draw:connector>
        <draw:connector draw:style-name="gr10" draw:text-style-name="P1" draw:layer="layout" draw:type="line" svg:x1="10.8cm" svg:y1="15.7cm" svg:x2="10.212cm" svg:y2="17.088cm" draw:start-shape="id27" draw:start-glue-point="8" draw:end-shape="id25" draw:end-glue-point="11" svg:d="m10800 15700-588 1388">
          <text:p text:style-name="P1">3</text:p>
        </draw:connector>
        <draw:connector draw:style-name="gr10" draw:text-style-name="P1" draw:layer="layout" draw:type="line" svg:x1="12.712cm" svg:y1="17.088cm" svg:x2="13.6cm" svg:y2="15cm" draw:start-shape="id26" draw:start-glue-point="11" draw:end-shape="id28" draw:end-glue-point="8" svg:d="m12712 17088 888-2088">
          <text:p text:style-name="P1">5</text:p>
        </draw:connector>
        <draw:connector draw:style-name="gr10" draw:text-style-name="P1" draw:layer="layout" draw:type="line" svg:x1="13.812cm" svg:y1="14.488cm" svg:x2="12.312cm" svg:y2="13.412cm" draw:start-shape="id28" draw:start-glue-point="11" draw:end-shape="id29" draw:end-glue-point="9" svg:d="m13812 14488-1500-1076">
          <text:p text:style-name="P1">9</text:p>
        </draw:connector>
        <draw:connector draw:style-name="gr10" draw:text-style-name="P1" draw:layer="layout" draw:type="line" svg:x1="11.8cm" svg:y1="13.2cm" svg:x2="8.612cm" svg:y2="13.588cm" draw:start-shape="id29" draw:start-glue-point="6" draw:end-shape="id30" draw:end-glue-point="11" svg:d="m11800 13200-3188 388">
          <text:p text:style-name="P1">7</text:p>
        </draw:connector>
        <draw:connector draw:style-name="gr10" draw:text-style-name="P1" draw:layer="layout" draw:type="line" svg:x1="8.188cm" svg:y1="13.588cm" svg:x2="6.3cm" svg:y2="13.3cm" draw:start-shape="id30" draw:start-glue-point="5" draw:end-shape="id31" draw:end-glue-point="10" svg:d="m8188 13588-1888-288">
          <text:p text:style-name="P1">4</text:p>
        </draw:connector>
        <draw:connector draw:style-name="gr10" draw:text-style-name="P1" draw:layer="layout" draw:type="line" svg:x1="5.7cm" svg:y1="13.3cm" svg:x2="3.712cm" svg:y2="13.688cm" draw:start-shape="id31" draw:start-glue-point="6" draw:end-shape="id21" draw:end-glue-point="11" svg:d="m5700 13300-1988 388">
          <text:p text:style-name="P1">2</text:p>
        </draw:connector>
        <draw:connector draw:style-name="gr10" draw:text-style-name="P1" draw:layer="layout" draw:type="line" svg:x1="3.712cm" svg:y1="14.112cm" svg:x2="4.688cm" svg:y2="15.188cm" draw:start-shape="id21" draw:start-glue-point="9" draw:end-shape="id32" draw:end-glue-point="5" svg:d="m3712 14112 976 1076">
          <text:p text:style-name="P1">3</text:p>
        </draw:connector>
        <draw:connector draw:style-name="gr10" draw:text-style-name="P1" draw:layer="layout" draw:type="line" svg:x1="8.7cm" svg:y1="13.8cm" svg:x2="10.588cm" svg:y2="15.188cm" draw:start-shape="id30" draw:start-glue-point="10" draw:end-shape="id27" draw:end-glue-point="5" svg:d="m8700 13800 1888 1388">
          <text:p text:style-name="P1">10</text:p>
        </draw:connector>
        <draw:connector draw:style-name="gr10" draw:text-style-name="P1" draw:layer="layout" draw:type="line" svg:x1="8.188cm" svg:y1="14.012cm" svg:x2="7.9cm" svg:y2="15.4cm" draw:start-shape="id30" draw:start-glue-point="7" draw:end-shape="id33" draw:end-glue-point="4" svg:d="m8188 14012-288 1388">
          <text:p text:style-name="P1">8</text:p>
        </draw:connector>
        <draw:connector draw:style-name="gr10" draw:text-style-name="P1" draw:layer="layout" draw:type="line" svg:x1="7.6cm" svg:y1="15.7cm" svg:x2="5.2cm" svg:y2="15.4cm" draw:start-shape="id33" draw:start-glue-point="6" draw:end-shape="id32" draw:end-glue-point="10" svg:d="m7600 15700-2400-300">
          <text:p text:style-name="P1">1</text:p>
        </draw:connector>
        <draw:connector draw:style-name="gr10" draw:text-style-name="P1" draw:layer="layout" draw:type="line" svg:x1="8.2cm" svg:y1="15.7cm" svg:x2="9.788cm" svg:y2="17.088cm" draw:start-shape="id33" draw:start-glue-point="10" draw:end-shape="id25" draw:end-glue-point="5" svg:d="m8200 15700 1588 1388">
          <text:p text:style-name="P1">7</text:p>
        </draw:connector>
        <draw:connector draw:style-name="gr10" draw:text-style-name="P1" draw:layer="layout" draw:type="line" svg:x1="10cm" svg:y1="17.6cm" svg:x2="8.412cm" svg:y2="18.788cm" draw:start-shape="id25" draw:start-glue-point="8" draw:end-shape="id23" draw:end-glue-point="11" svg:d="m10000 17600-1588 1188">
          <text:p text:style-name="P1">4</text:p>
        </draw:connector>
        <draw:connector draw:style-name="gr10" draw:text-style-name="P1" draw:layer="layout" draw:type="line" svg:x1="8.5cm" svg:y1="19cm" svg:x2="12.288cm" svg:y2="17.512cm" draw:start-shape="id23" draw:start-glue-point="10" draw:end-shape="id26" draw:end-glue-point="7" svg:d="m8500 19000 3788-1488">
          <text:p text:style-name="P1">9</text:p>
        </draw:connector>
        <draw:connector draw:style-name="gr10" draw:text-style-name="P1" draw:layer="layout" draw:type="line" svg:x1="7.688cm" svg:y1="15.912cm" svg:x2="7cm" svg:y2="17.2cm" draw:start-shape="id33" draw:start-glue-point="7" draw:end-shape="id24" draw:end-glue-point="4" svg:d="m7688 15912-688 1288">
          <text:p text:style-name="P1">5</text:p>
        </draw:connector>
        <draw:connector draw:style-name="gr10" draw:text-style-name="P1" draw:layer="layout" draw:type="line" svg:x1="5.112cm" svg:y1="15.612cm" svg:x2="6.788cm" svg:y2="17.288cm" draw:start-shape="id32" draw:start-glue-point="9" draw:end-shape="id24" draw:end-glue-point="5" svg:d="m5112 15612 1676 1676">
          <text:p text:style-name="P1">3</text:p>
        </draw:connector>
        <draw:connector draw:style-name="gr10" draw:text-style-name="P1" draw:layer="layout" draw:type="line" svg:x1="11.1cm" svg:y1="15.4cm" svg:x2="13.3cm" svg:y2="14.7cm" draw:start-shape="id27" draw:start-glue-point="10" draw:end-shape="id28" draw:end-glue-point="6" svg:d="m11100 15400 2200-700">
          <text:p text:style-name="P1">3</text:p>
        </draw:connector>
        <draw:custom-shape draw:style-name="gr9" draw:text-style-name="P1" xml:id="id34" draw:id="id34" draw:layer="layout" svg:width="0.6cm" svg:height="0.6cm" svg:x="3.1cm" svg:y="21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4" draw:id="id44" draw:layer="layout" svg:width="0.6cm" svg:height="0.6cm" svg:x="5.6cm" svg:y="20.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3" draw:id="id43" draw:layer="layout" svg:width="0.6cm" svg:height="0.6cm" svg:x="8cm" svg:y="21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2" draw:id="id42" draw:layer="layout" svg:width="0.6cm" svg:height="0.6cm" svg:x="11.7cm" svg:y="20.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1" draw:id="id41" draw:layer="layout" svg:width="0.6cm" svg:height="0.6cm" svg:x="13.2cm" svg:y="22.3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0" draw:id="id40" draw:layer="layout" svg:width="0.6cm" svg:height="0.6cm" svg:x="10.4cm" svg:y="2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9" draw:id="id39" draw:layer="layout" svg:width="0.6cm" svg:height="0.6cm" svg:x="12.1cm" svg:y="24.9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8" draw:id="id38" draw:layer="layout" svg:width="0.6cm" svg:height="0.6cm" svg:x="9.6cm" svg:y="24.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6" draw:id="id36" draw:layer="layout" svg:width="0.6cm" svg:height="0.6cm" svg:x="7.8cm" svg:y="26.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7" draw:id="id37" draw:layer="layout" svg:width="0.6cm" svg:height="0.6cm" svg:x="6.6cm" svg:y="25.1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5" draw:id="id35" draw:layer="layout" svg:width="0.6cm" svg:height="0.6cm" svg:x="3.9cm" svg:y="25.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5" draw:id="id45" draw:layer="layout" svg:width="0.6cm" svg:height="0.6cm" svg:x="4.5cm" svg:y="23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46" draw:id="id46" draw:layer="layout" svg:width="0.6cm" svg:height="0.6cm" svg:x="7.5cm" svg:y="23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3.4cm" svg:y1="22.1cm" svg:x2="3.988cm" svg:y2="25.288cm" draw:start-shape="id34" draw:start-glue-point="8" draw:end-shape="id35" draw:end-glue-point="5" svg:d="m3400 22100 588 3188">
          <text:p text:style-name="P1">1</text:p>
        </draw:connector>
        <draw:connector draw:style-name="gr10" draw:text-style-name="P1" draw:layer="layout" draw:type="line" svg:x1="4.412cm" svg:y1="25.712cm" svg:x2="7.8cm" svg:y2="26.9cm" draw:start-shape="id35" draw:start-glue-point="9" draw:end-shape="id36" draw:end-glue-point="6" svg:d="m4412 25712 3388 1188">
          <text:p text:style-name="P1">2</text:p>
        </draw:connector>
        <draw:connector draw:style-name="gr10" draw:text-style-name="P1" draw:layer="layout" draw:type="line" svg:x1="7.112cm" svg:y1="25.612cm" svg:x2="7.888cm" svg:y2="26.688cm" draw:start-shape="id37" draw:start-glue-point="9" draw:end-shape="id36" draw:end-glue-point="5" svg:d="m7112 25612 776 1076">
          <text:p text:style-name="P1">3</text:p>
        </draw:connector>
        <draw:connector draw:style-name="gr10" draw:text-style-name="P1" draw:layer="layout" draw:type="line" svg:x1="6.6cm" svg:y1="25.4cm" svg:x2="4.5cm" svg:y2="25.5cm" draw:start-shape="id37" draw:start-glue-point="6" draw:end-shape="id35" draw:end-glue-point="10" svg:d="m6600 25400-2100 100">
          <text:p text:style-name="P1">6</text:p>
        </draw:connector>
        <draw:connector draw:style-name="gr10" draw:text-style-name="P1" draw:layer="layout" draw:type="line" svg:x1="10.2cm" svg:y1="25.2cm" svg:x2="12.1cm" svg:y2="25.2cm" draw:start-shape="id38" draw:start-glue-point="10" draw:end-shape="id39" draw:end-glue-point="6" svg:d="m10200 25200h1900">
          <text:p text:style-name="P1">2</text:p>
        </draw:connector>
        <draw:connector draw:style-name="gr10" draw:text-style-name="P1" draw:layer="layout" draw:type="line" svg:x1="10.7cm" svg:y1="23.6cm" svg:x2="10.112cm" svg:y2="24.988cm" draw:start-shape="id40" draw:start-glue-point="8" draw:end-shape="id38" draw:end-glue-point="11" svg:d="m10700 23600-588 1388">
          <text:p text:style-name="P1">3</text:p>
        </draw:connector>
        <draw:connector draw:style-name="gr10" draw:text-style-name="P1" draw:layer="layout" draw:type="line" svg:x1="12.612cm" svg:y1="24.988cm" svg:x2="13.5cm" svg:y2="22.9cm" draw:start-shape="id39" draw:start-glue-point="11" draw:end-shape="id41" draw:end-glue-point="8" svg:d="m12612 24988 888-2088">
          <text:p text:style-name="P1">5</text:p>
        </draw:connector>
        <draw:connector draw:style-name="gr10" draw:text-style-name="P1" draw:layer="layout" draw:type="line" svg:x1="13.712cm" svg:y1="22.388cm" svg:x2="12.212cm" svg:y2="21.312cm" draw:start-shape="id41" draw:start-glue-point="11" draw:end-shape="id42" draw:end-glue-point="9" svg:d="m13712 22388-1500-1076">
          <text:p text:style-name="P1">9</text:p>
        </draw:connector>
        <draw:connector draw:style-name="gr10" draw:text-style-name="P1" draw:layer="layout" draw:type="line" svg:x1="11.7cm" svg:y1="21.1cm" svg:x2="8.512cm" svg:y2="21.488cm" draw:start-shape="id42" draw:start-glue-point="6" draw:end-shape="id43" draw:end-glue-point="11" svg:d="m11700 21100-3188 388">
          <text:p text:style-name="P1">7</text:p>
        </draw:connector>
        <draw:connector draw:style-name="gr10" draw:text-style-name="P1" draw:layer="layout" draw:type="line" svg:x1="8.088cm" svg:y1="21.488cm" svg:x2="6.2cm" svg:y2="21.2cm" draw:start-shape="id43" draw:start-glue-point="5" draw:end-shape="id44" draw:end-glue-point="10" svg:d="m8088 21488-1888-288">
          <text:p text:style-name="P1">4</text:p>
        </draw:connector>
        <draw:connector draw:style-name="gr10" draw:text-style-name="P1" draw:layer="layout" draw:type="line" svg:x1="5.6cm" svg:y1="21.2cm" svg:x2="3.612cm" svg:y2="21.588cm" draw:start-shape="id44" draw:start-glue-point="6" draw:end-shape="id34" draw:end-glue-point="11" svg:d="m5600 21200-1988 388">
          <text:p text:style-name="P1">2</text:p>
        </draw:connector>
        <draw:connector draw:style-name="gr10" draw:text-style-name="P1" draw:layer="layout" draw:type="line" svg:x1="3.612cm" svg:y1="22.012cm" svg:x2="4.588cm" svg:y2="23.088cm" draw:start-shape="id34" draw:start-glue-point="9" draw:end-shape="id45" draw:end-glue-point="5" svg:d="m3612 22012 976 1076">
          <text:p text:style-name="P1">3</text:p>
        </draw:connector>
        <draw:connector draw:style-name="gr10" draw:text-style-name="P1" draw:layer="layout" draw:type="line" svg:x1="8.6cm" svg:y1="21.7cm" svg:x2="10.488cm" svg:y2="23.088cm" draw:start-shape="id43" draw:start-glue-point="10" draw:end-shape="id40" draw:end-glue-point="5" svg:d="m8600 21700 1888 1388">
          <text:p text:style-name="P1">10</text:p>
        </draw:connector>
        <draw:connector draw:style-name="gr10" draw:text-style-name="P1" draw:layer="layout" draw:type="line" svg:x1="8.088cm" svg:y1="21.912cm" svg:x2="7.8cm" svg:y2="23.3cm" draw:start-shape="id43" draw:start-glue-point="7" draw:end-shape="id46" draw:end-glue-point="4" svg:d="m8088 21912-288 1388">
          <text:p text:style-name="P1">8</text:p>
        </draw:connector>
        <draw:connector draw:style-name="gr11" draw:text-style-name="P1" draw:layer="layout" draw:type="line" svg:x1="7.5cm" svg:y1="23.6cm" svg:x2="5.1cm" svg:y2="23.3cm" draw:start-shape="id46" draw:start-glue-point="6" draw:end-shape="id45" draw:end-glue-point="10" svg:d="m7500 23600-2400-300">
          <text:p text:style-name="P1">1</text:p>
        </draw:connector>
        <draw:connector draw:style-name="gr10" draw:text-style-name="P1" draw:layer="layout" draw:type="line" svg:x1="8.1cm" svg:y1="23.6cm" svg:x2="9.688cm" svg:y2="24.988cm" draw:start-shape="id46" draw:start-glue-point="10" draw:end-shape="id38" draw:end-glue-point="5" svg:d="m8100 23600 1588 1388">
          <text:p text:style-name="P1">7</text:p>
        </draw:connector>
        <draw:connector draw:style-name="gr10" draw:text-style-name="P1" draw:layer="layout" draw:type="line" svg:x1="9.9cm" svg:y1="25.5cm" svg:x2="8.312cm" svg:y2="26.688cm" draw:start-shape="id38" draw:start-glue-point="8" draw:end-shape="id36" draw:end-glue-point="11" svg:d="m9900 25500-1588 1188">
          <text:p text:style-name="P1">4</text:p>
        </draw:connector>
        <draw:connector draw:style-name="gr10" draw:text-style-name="P1" draw:layer="layout" draw:type="line" svg:x1="8.4cm" svg:y1="26.9cm" svg:x2="12.188cm" svg:y2="25.412cm" draw:start-shape="id36" draw:start-glue-point="10" draw:end-shape="id39" draw:end-glue-point="7" svg:d="m8400 26900 3788-1488">
          <text:p text:style-name="P1">9</text:p>
        </draw:connector>
        <draw:connector draw:style-name="gr10" draw:text-style-name="P1" draw:layer="layout" draw:type="line" svg:x1="7.588cm" svg:y1="23.812cm" svg:x2="6.9cm" svg:y2="25.1cm" draw:start-shape="id46" draw:start-glue-point="7" draw:end-shape="id37" draw:end-glue-point="4" svg:d="m7588 23812-688 1288">
          <text:p text:style-name="P1">5</text:p>
        </draw:connector>
        <draw:connector draw:style-name="gr10" draw:text-style-name="P1" draw:layer="layout" draw:type="line" svg:x1="5.012cm" svg:y1="23.512cm" svg:x2="6.688cm" svg:y2="25.188cm" draw:start-shape="id45" draw:start-glue-point="9" draw:end-shape="id37" draw:end-glue-point="5" svg:d="m5012 23512 1676 1676">
          <text:p text:style-name="P1">3</text:p>
        </draw:connector>
        <draw:connector draw:style-name="gr10" draw:text-style-name="P1" draw:layer="layout" draw:type="line" svg:x1="11cm" svg:y1="23.3cm" svg:x2="13.2cm" svg:y2="22.6cm" draw:start-shape="id40" draw:start-glue-point="10" draw:end-shape="id41" draw:end-glue-point="6" svg:d="m11000 23300 2200-700">
          <text:p text:style-name="P1">3</text:p>
        </draw:connector>
      </draw:page>
      <draw:page draw:name="page2" draw:style-name="dp1" draw:master-page-name="Standard">
        <draw:custom-shape draw:style-name="gr9" draw:text-style-name="P1" xml:id="id47" draw:id="id47" draw:layer="layout" svg:width="0.6cm" svg:height="0.6cm" svg:x="1cm" svg:y="1.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7" draw:id="id57" draw:layer="layout" svg:width="0.6cm" svg:height="0.6cm" svg:x="3.5cm" svg:y="1.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6" draw:id="id56" draw:layer="layout" svg:width="0.6cm" svg:height="0.6cm" svg:x="5.9cm" svg:y="1.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5" draw:id="id55" draw:layer="layout" svg:width="0.6cm" svg:height="0.6cm" svg:x="9.6cm" svg:y="1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4" draw:id="id54" draw:layer="layout" svg:width="0.6cm" svg:height="0.6cm" svg:x="11.1cm" svg:y="2.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3" draw:id="id53" draw:layer="layout" svg:width="0.6cm" svg:height="0.6cm" svg:x="8.3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2" draw:id="id52" draw:layer="layout" svg:width="0.6cm" svg:height="0.6cm" svg:x="10cm" svg:y="5.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1" draw:id="id51" draw:layer="layout" svg:width="0.6cm" svg:height="0.6cm" svg:x="7.5cm" svg:y="5.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9" draw:id="id49" draw:layer="layout" svg:width="0.6cm" svg:height="0.6cm" svg:x="5.7cm" svg:y="6.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0.6cm" svg:height="0.6cm" svg:x="4.5cm" svg:y="5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0.6cm" svg:height="0.6cm" svg:x="1.8cm" svg:y="5.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8" draw:id="id58" draw:layer="layout" svg:width="0.6cm" svg:height="0.6cm" svg:x="2.4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59" draw:id="id59" draw:layer="layout" svg:width="0.6cm" svg:height="0.6cm" svg:x="5.4cm" svg:y="3.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.3cm" svg:y1="2.3cm" svg:x2="1.888cm" svg:y2="5.488cm" draw:start-shape="id47" draw:start-glue-point="8" draw:end-shape="id48" draw:end-glue-point="5" svg:d="m1300 2300 588 3188">
          <text:p text:style-name="P1">1</text:p>
        </draw:connector>
        <draw:connector draw:style-name="gr11" draw:text-style-name="P1" draw:layer="layout" draw:type="line" svg:x1="2.312cm" svg:y1="5.912cm" svg:x2="5.7cm" svg:y2="7.1cm" draw:start-shape="id48" draw:start-glue-point="9" draw:end-shape="id49" draw:end-glue-point="6" svg:d="m2312 5912 3388 1188">
          <text:p text:style-name="P1">2</text:p>
        </draw:connector>
        <draw:connector draw:style-name="gr12" draw:text-style-name="P1" draw:layer="layout" draw:type="line" svg:x1="5.012cm" svg:y1="5.812cm" svg:x2="5.788cm" svg:y2="6.888cm" draw:start-shape="id50" draw:start-glue-point="9" draw:end-shape="id49" draw:end-glue-point="5" svg:d="m5012 5812 776 1076">
          <text:p text:style-name="P1">3</text:p>
        </draw:connector>
        <draw:connector draw:style-name="gr10" draw:text-style-name="P1" draw:layer="layout" draw:type="line" svg:x1="4.5cm" svg:y1="5.6cm" svg:x2="2.4cm" svg:y2="5.7cm" draw:start-shape="id50" draw:start-glue-point="6" draw:end-shape="id48" draw:end-glue-point="10" svg:d="m4500 5600-2100 100">
          <text:p text:style-name="P1">6</text:p>
        </draw:connector>
        <draw:connector draw:style-name="gr11" draw:text-style-name="P1" draw:layer="layout" draw:type="line" svg:x1="8.1cm" svg:y1="5.4cm" svg:x2="10cm" svg:y2="5.4cm" draw:start-shape="id51" draw:start-glue-point="10" draw:end-shape="id52" draw:end-glue-point="6" svg:d="m8100 5400h1900">
          <text:p text:style-name="P1">2</text:p>
        </draw:connector>
        <draw:connector draw:style-name="gr11" draw:text-style-name="P1" draw:layer="layout" draw:type="line" svg:x1="8.6cm" svg:y1="3.8cm" svg:x2="8.012cm" svg:y2="5.188cm" draw:start-shape="id53" draw:start-glue-point="8" draw:end-shape="id51" draw:end-glue-point="11" svg:d="m8600 3800-588 1388">
          <text:p text:style-name="P1">3</text:p>
        </draw:connector>
        <draw:connector draw:style-name="gr10" draw:text-style-name="P1" draw:layer="layout" draw:type="line" svg:x1="10.512cm" svg:y1="5.188cm" svg:x2="11.4cm" svg:y2="3.1cm" draw:start-shape="id52" draw:start-glue-point="11" draw:end-shape="id54" draw:end-glue-point="8" svg:d="m10512 5188 888-2088">
          <text:p text:style-name="P1">5</text:p>
        </draw:connector>
        <draw:connector draw:style-name="gr10" draw:text-style-name="P1" draw:layer="layout" draw:type="line" svg:x1="11.612cm" svg:y1="2.588cm" svg:x2="10.112cm" svg:y2="1.512cm" draw:start-shape="id54" draw:start-glue-point="11" draw:end-shape="id55" draw:end-glue-point="9" svg:d="m11612 2588-1500-1076">
          <text:p text:style-name="P1">9</text:p>
        </draw:connector>
        <draw:connector draw:style-name="gr10" draw:text-style-name="P1" draw:layer="layout" draw:type="line" svg:x1="9.6cm" svg:y1="1.3cm" svg:x2="6.412cm" svg:y2="1.688cm" draw:start-shape="id55" draw:start-glue-point="6" draw:end-shape="id56" draw:end-glue-point="11" svg:d="m9600 1300-3188 388">
          <text:p text:style-name="P1">7</text:p>
        </draw:connector>
        <draw:connector draw:style-name="gr13" draw:text-style-name="P1" draw:layer="layout" draw:type="line" svg:x1="5.988cm" svg:y1="1.688cm" svg:x2="4.1cm" svg:y2="1.4cm" draw:start-shape="id56" draw:start-glue-point="5" draw:end-shape="id57" draw:end-glue-point="10" svg:d="m5988 1688-1888-288">
          <text:p text:style-name="P1">4</text:p>
        </draw:connector>
        <draw:connector draw:style-name="gr11" draw:text-style-name="P1" draw:layer="layout" draw:type="line" svg:x1="3.5cm" svg:y1="1.4cm" svg:x2="1.512cm" svg:y2="1.788cm" draw:start-shape="id57" draw:start-glue-point="6" draw:end-shape="id47" draw:end-glue-point="11" svg:d="m3500 1400-1988 388">
          <text:p text:style-name="P1">2</text:p>
        </draw:connector>
        <draw:connector draw:style-name="gr11" draw:text-style-name="P1" draw:layer="layout" draw:type="line" svg:x1="1.512cm" svg:y1="2.212cm" svg:x2="2.488cm" svg:y2="3.288cm" draw:start-shape="id47" draw:start-glue-point="9" draw:end-shape="id58" draw:end-glue-point="5" svg:d="m1512 2212 976 1076">
          <text:p text:style-name="P1">3</text:p>
        </draw:connector>
        <draw:connector draw:style-name="gr10" draw:text-style-name="P1" draw:layer="layout" draw:type="line" svg:x1="6.5cm" svg:y1="1.9cm" svg:x2="8.388cm" svg:y2="3.288cm" draw:start-shape="id56" draw:start-glue-point="10" draw:end-shape="id53" draw:end-glue-point="5" svg:d="m6500 1900 1888 1388">
          <text:p text:style-name="P1">10</text:p>
        </draw:connector>
        <draw:connector draw:style-name="gr10" draw:text-style-name="P1" draw:layer="layout" draw:type="line" svg:x1="5.988cm" svg:y1="2.112cm" svg:x2="5.7cm" svg:y2="3.5cm" draw:start-shape="id56" draw:start-glue-point="7" draw:end-shape="id59" draw:end-glue-point="4" svg:d="m5988 2112-288 1388">
          <text:p text:style-name="P1">8</text:p>
        </draw:connector>
        <draw:connector draw:style-name="gr11" draw:text-style-name="P1" draw:layer="layout" draw:type="line" svg:x1="5.4cm" svg:y1="3.8cm" svg:x2="3cm" svg:y2="3.5cm" draw:start-shape="id59" draw:start-glue-point="6" draw:end-shape="id58" draw:end-glue-point="10" svg:d="m5400 3800-2400-300">
          <text:p text:style-name="P1">1</text:p>
        </draw:connector>
        <draw:connector draw:style-name="gr10" draw:text-style-name="P1" draw:layer="layout" draw:type="line" svg:x1="6cm" svg:y1="3.8cm" svg:x2="7.588cm" svg:y2="5.188cm" draw:start-shape="id59" draw:start-glue-point="10" draw:end-shape="id51" draw:end-glue-point="5" svg:d="m6000 3800 1588 1388">
          <text:p text:style-name="P1">7</text:p>
        </draw:connector>
        <draw:connector draw:style-name="gr13" draw:text-style-name="P1" draw:layer="layout" draw:type="line" svg:x1="7.8cm" svg:y1="5.7cm" svg:x2="6.212cm" svg:y2="6.888cm" draw:start-shape="id51" draw:start-glue-point="8" draw:end-shape="id49" draw:end-glue-point="11" svg:d="m7800 5700-1588 1188">
          <text:p text:style-name="P1">4</text:p>
        </draw:connector>
        <draw:connector draw:style-name="gr10" draw:text-style-name="P1" draw:layer="layout" draw:type="line" svg:x1="6.3cm" svg:y1="7.1cm" svg:x2="10.088cm" svg:y2="5.612cm" draw:start-shape="id49" draw:start-glue-point="10" draw:end-shape="id52" draw:end-glue-point="7" svg:d="m6300 7100 3788-1488">
          <text:p text:style-name="P1">9</text:p>
        </draw:connector>
        <draw:connector draw:style-name="gr10" draw:text-style-name="P1" draw:layer="layout" draw:type="line" svg:x1="5.488cm" svg:y1="4.012cm" svg:x2="4.8cm" svg:y2="5.3cm" draw:start-shape="id59" draw:start-glue-point="7" draw:end-shape="id50" draw:end-glue-point="4" svg:d="m5488 4012-688 1288">
          <text:p text:style-name="P1">5</text:p>
        </draw:connector>
        <draw:connector draw:style-name="gr11" draw:text-style-name="P1" draw:layer="layout" draw:type="line" svg:x1="2.912cm" svg:y1="3.712cm" svg:x2="4.588cm" svg:y2="5.388cm" draw:start-shape="id58" draw:start-glue-point="9" draw:end-shape="id50" draw:end-glue-point="5" svg:d="m2912 3712 1676 1676">
          <text:p text:style-name="P1">3</text:p>
        </draw:connector>
        <draw:connector draw:style-name="gr11" draw:text-style-name="P1" draw:layer="layout" draw:type="line" svg:x1="8.9cm" svg:y1="3.5cm" svg:x2="11.1cm" svg:y2="2.8cm" draw:start-shape="id53" draw:start-glue-point="10" draw:end-shape="id54" draw:end-glue-point="6" svg:d="m8900 3500 2200-700">
          <text:p text:style-name="P1">3</text:p>
        </draw:connector>
        <draw:custom-shape draw:style-name="gr9" draw:text-style-name="P1" xml:id="id60" draw:id="id60" draw:layer="layout" svg:width="0.6cm" svg:height="0.6cm" svg:x="1cm" svg:y="8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0" draw:id="id70" draw:layer="layout" svg:width="0.6cm" svg:height="0.6cm" svg:x="3.5cm" svg:y="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9" draw:id="id69" draw:layer="layout" svg:width="0.6cm" svg:height="0.6cm" svg:x="5.9cm" svg:y="8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8" draw:id="id68" draw:layer="layout" svg:width="0.6cm" svg:height="0.6cm" svg:x="9.6cm" svg:y="7.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7" draw:id="id67" draw:layer="layout" svg:width="0.6cm" svg:height="0.6cm" svg:x="11.1cm" svg:y="9.4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6" draw:id="id66" draw:layer="layout" svg:width="0.6cm" svg:height="0.6cm" svg:x="8.3cm" svg:y="10.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5" draw:id="id65" draw:layer="layout" svg:width="0.6cm" svg:height="0.6cm" svg:x="10cm" svg:y="12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4" draw:id="id64" draw:layer="layout" svg:width="0.6cm" svg:height="0.6cm" svg:x="7.5cm" svg:y="1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2" draw:id="id62" draw:layer="layout" svg:width="0.6cm" svg:height="0.6cm" svg:x="5.7cm" svg:y="13.7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3" draw:id="id63" draw:layer="layout" svg:width="0.6cm" svg:height="0.6cm" svg:x="4.5cm" svg:y="12.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1" draw:id="id61" draw:layer="layout" svg:width="0.6cm" svg:height="0.6cm" svg:x="1.8cm" svg:y="12.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1" draw:id="id71" draw:layer="layout" svg:width="0.6cm" svg:height="0.6cm" svg:x="2.4cm" svg:y="10.1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72" draw:id="id72" draw:layer="layout" svg:width="0.6cm" svg:height="0.6cm" svg:x="5.4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.3cm" svg:y1="9.2cm" svg:x2="1.888cm" svg:y2="12.388cm" draw:start-shape="id60" draw:start-glue-point="8" draw:end-shape="id61" draw:end-glue-point="5" svg:d="m1300 9200 588 3188">
          <text:p text:style-name="P1">1</text:p>
        </draw:connector>
        <draw:connector draw:style-name="gr11" draw:text-style-name="P1" draw:layer="layout" draw:type="line" svg:x1="2.312cm" svg:y1="12.812cm" svg:x2="5.7cm" svg:y2="14cm" draw:start-shape="id61" draw:start-glue-point="9" draw:end-shape="id62" draw:end-glue-point="6" svg:d="m2312 12812 3388 1188">
          <text:p text:style-name="P1">2</text:p>
        </draw:connector>
        <draw:connector draw:style-name="gr12" draw:text-style-name="P1" draw:layer="layout" draw:type="line" svg:x1="5.012cm" svg:y1="12.712cm" svg:x2="5.788cm" svg:y2="13.788cm" draw:start-shape="id63" draw:start-glue-point="9" draw:end-shape="id62" draw:end-glue-point="5" svg:d="m5012 12712 776 1076">
          <text:p text:style-name="P1">3</text:p>
        </draw:connector>
        <draw:connector draw:style-name="gr10" draw:text-style-name="P1" draw:layer="layout" draw:type="line" svg:x1="4.5cm" svg:y1="12.5cm" svg:x2="2.4cm" svg:y2="12.6cm" draw:start-shape="id63" draw:start-glue-point="6" draw:end-shape="id61" draw:end-glue-point="10" svg:d="m4500 12500-2100 100">
          <text:p text:style-name="P1">6</text:p>
        </draw:connector>
        <draw:connector draw:style-name="gr11" draw:text-style-name="P1" draw:layer="layout" draw:type="line" svg:x1="8.1cm" svg:y1="12.3cm" svg:x2="10cm" svg:y2="12.3cm" draw:start-shape="id64" draw:start-glue-point="10" draw:end-shape="id65" draw:end-glue-point="6" svg:d="m8100 12300h1900">
          <text:p text:style-name="P1">2</text:p>
        </draw:connector>
        <draw:connector draw:style-name="gr11" draw:text-style-name="P1" draw:layer="layout" draw:type="line" svg:x1="8.6cm" svg:y1="10.7cm" svg:x2="8.012cm" svg:y2="12.088cm" draw:start-shape="id66" draw:start-glue-point="8" draw:end-shape="id64" draw:end-glue-point="11" svg:d="m8600 10700-588 1388">
          <text:p text:style-name="P1">3</text:p>
        </draw:connector>
        <draw:connector draw:style-name="gr10" draw:text-style-name="P1" draw:layer="layout" draw:type="line" svg:x1="10.512cm" svg:y1="12.088cm" svg:x2="11.4cm" svg:y2="10cm" draw:start-shape="id65" draw:start-glue-point="11" draw:end-shape="id67" draw:end-glue-point="8" svg:d="m10512 12088 888-2088">
          <text:p text:style-name="P1">5</text:p>
        </draw:connector>
        <draw:connector draw:style-name="gr10" draw:text-style-name="P1" draw:layer="layout" draw:type="line" svg:x1="11.612cm" svg:y1="9.488cm" svg:x2="10.112cm" svg:y2="8.412cm" draw:start-shape="id67" draw:start-glue-point="11" draw:end-shape="id68" draw:end-glue-point="9" svg:d="m11612 9488-1500-1076">
          <text:p text:style-name="P1">9</text:p>
        </draw:connector>
        <draw:connector draw:style-name="gr10" draw:text-style-name="P1" draw:layer="layout" draw:type="line" svg:x1="9.6cm" svg:y1="8.2cm" svg:x2="6.412cm" svg:y2="8.588cm" draw:start-shape="id68" draw:start-glue-point="6" draw:end-shape="id69" draw:end-glue-point="11" svg:d="m9600 8200-3188 388">
          <text:p text:style-name="P1">7</text:p>
        </draw:connector>
        <draw:connector draw:style-name="gr11" draw:text-style-name="P1" draw:layer="layout" draw:type="line" svg:x1="5.988cm" svg:y1="8.588cm" svg:x2="4.1cm" svg:y2="8.3cm" draw:start-shape="id69" draw:start-glue-point="5" draw:end-shape="id70" draw:end-glue-point="10" svg:d="m5988 8588-1888-288">
          <text:p text:style-name="P1">4</text:p>
        </draw:connector>
        <draw:connector draw:style-name="gr11" draw:text-style-name="P1" draw:layer="layout" draw:type="line" svg:x1="3.5cm" svg:y1="8.3cm" svg:x2="1.512cm" svg:y2="8.688cm" draw:start-shape="id70" draw:start-glue-point="6" draw:end-shape="id60" draw:end-glue-point="11" svg:d="m3500 8300-1988 388">
          <text:p text:style-name="P1">2</text:p>
        </draw:connector>
        <draw:connector draw:style-name="gr11" draw:text-style-name="P1" draw:layer="layout" draw:type="line" svg:x1="1.512cm" svg:y1="9.112cm" svg:x2="2.488cm" svg:y2="10.188cm" draw:start-shape="id60" draw:start-glue-point="9" draw:end-shape="id71" draw:end-glue-point="5" svg:d="m1512 9112 976 1076">
          <text:p text:style-name="P1">3</text:p>
        </draw:connector>
        <draw:connector draw:style-name="gr10" draw:text-style-name="P1" draw:layer="layout" draw:type="line" svg:x1="6.5cm" svg:y1="8.8cm" svg:x2="8.388cm" svg:y2="10.188cm" draw:start-shape="id69" draw:start-glue-point="10" draw:end-shape="id66" draw:end-glue-point="5" svg:d="m6500 8800 1888 1388">
          <text:p text:style-name="P1">10</text:p>
        </draw:connector>
        <draw:connector draw:style-name="gr10" draw:text-style-name="P1" draw:layer="layout" draw:type="line" svg:x1="5.988cm" svg:y1="9.012cm" svg:x2="5.7cm" svg:y2="10.4cm" draw:start-shape="id69" draw:start-glue-point="7" draw:end-shape="id72" draw:end-glue-point="4" svg:d="m5988 9012-288 1388">
          <text:p text:style-name="P1">8</text:p>
        </draw:connector>
        <draw:connector draw:style-name="gr11" draw:text-style-name="P1" draw:layer="layout" draw:type="line" svg:x1="5.4cm" svg:y1="10.7cm" svg:x2="3cm" svg:y2="10.4cm" draw:start-shape="id72" draw:start-glue-point="6" draw:end-shape="id71" draw:end-glue-point="10" svg:d="m5400 10700-2400-300">
          <text:p text:style-name="P1">1</text:p>
        </draw:connector>
        <draw:connector draw:style-name="gr10" draw:text-style-name="P1" draw:layer="layout" draw:type="line" svg:x1="6cm" svg:y1="10.7cm" svg:x2="7.588cm" svg:y2="12.088cm" draw:start-shape="id72" draw:start-glue-point="10" draw:end-shape="id64" draw:end-glue-point="5" svg:d="m6000 10700 1588 1388">
          <text:p text:style-name="P1">7</text:p>
        </draw:connector>
        <draw:connector draw:style-name="gr11" draw:text-style-name="P1" draw:layer="layout" draw:type="line" svg:x1="7.8cm" svg:y1="12.6cm" svg:x2="6.212cm" svg:y2="13.788cm" draw:start-shape="id64" draw:start-glue-point="8" draw:end-shape="id62" draw:end-glue-point="11" svg:d="m7800 12600-1588 1188">
          <text:p text:style-name="P1">4</text:p>
        </draw:connector>
        <draw:connector draw:style-name="gr10" draw:text-style-name="P1" draw:layer="layout" draw:type="line" svg:x1="6.3cm" svg:y1="14cm" svg:x2="10.088cm" svg:y2="12.512cm" draw:start-shape="id62" draw:start-glue-point="10" draw:end-shape="id65" draw:end-glue-point="7" svg:d="m6300 14000 3788-1488">
          <text:p text:style-name="P1">9</text:p>
        </draw:connector>
        <draw:connector draw:style-name="gr10" draw:text-style-name="P1" draw:layer="layout" draw:type="line" svg:x1="5.488cm" svg:y1="10.912cm" svg:x2="4.8cm" svg:y2="12.2cm" draw:start-shape="id72" draw:start-glue-point="7" draw:end-shape="id63" draw:end-glue-point="4" svg:d="m5488 10912-688 1288">
          <text:p text:style-name="P1">5</text:p>
        </draw:connector>
        <draw:connector draw:style-name="gr11" draw:text-style-name="P1" draw:layer="layout" draw:type="line" svg:x1="2.912cm" svg:y1="10.612cm" svg:x2="4.588cm" svg:y2="12.288cm" draw:start-shape="id71" draw:start-glue-point="9" draw:end-shape="id63" draw:end-glue-point="5" svg:d="m2912 10612 1676 1676">
          <text:p text:style-name="P1">3</text:p>
        </draw:connector>
        <draw:connector draw:style-name="gr11" draw:text-style-name="P1" draw:layer="layout" draw:type="line" svg:x1="8.9cm" svg:y1="10.4cm" svg:x2="11.1cm" svg:y2="9.7cm" draw:start-shape="id66" draw:start-glue-point="10" draw:end-shape="id67" draw:end-glue-point="6" svg:d="m8900 10400 2200-700">
          <text:p text:style-name="P1">3</text:p>
        </draw:connector>
        <draw:custom-shape draw:style-name="gr9" draw:text-style-name="P1" xml:id="id73" draw:id="id73" draw:layer="layout" svg:width="0.6cm" svg:height="0.6cm" svg:x="1cm" svg:y="15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3" draw:id="id83" draw:layer="layout" svg:width="0.6cm" svg:height="0.6cm" svg:x="3.5cm" svg:y="15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2" draw:id="id82" draw:layer="layout" svg:width="0.6cm" svg:height="0.6cm" svg:x="5.9cm" svg:y="15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1" draw:id="id81" draw:layer="layout" svg:width="0.6cm" svg:height="0.6cm" svg:x="9.6cm" svg:y="15.1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0" draw:id="id80" draw:layer="layout" svg:width="0.6cm" svg:height="0.6cm" svg:x="11.1cm" svg:y="16.6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9" draw:id="id79" draw:layer="layout" svg:width="0.6cm" svg:height="0.6cm" svg:x="8.3cm" svg:y="17.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8" draw:id="id78" draw:layer="layout" svg:width="0.6cm" svg:height="0.6cm" svg:x="10cm" svg:y="19.2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7" draw:id="id77" draw:layer="layout" svg:width="0.6cm" svg:height="0.6cm" svg:x="7.5cm" svg:y="19.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5" draw:id="id75" draw:layer="layout" svg:width="0.6cm" svg:height="0.6cm" svg:x="5.7cm" svg:y="20.9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6" draw:id="id76" draw:layer="layout" svg:width="0.6cm" svg:height="0.6cm" svg:x="4.5cm" svg:y="19.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4" draw:id="id74" draw:layer="layout" svg:width="0.6cm" svg:height="0.6cm" svg:x="1.8cm" svg:y="19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4" draw:id="id84" draw:layer="layout" svg:width="0.6cm" svg:height="0.6cm" svg:x="2.4cm" svg:y="17.3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85" draw:id="id85" draw:layer="layout" svg:width="0.6cm" svg:height="0.6cm" svg:x="5.4cm" svg:y="17.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.3cm" svg:y1="16.4cm" svg:x2="1.888cm" svg:y2="19.588cm" draw:start-shape="id73" draw:start-glue-point="8" draw:end-shape="id74" draw:end-glue-point="5" svg:d="m1300 16400 588 3188">
          <text:p text:style-name="P1">1</text:p>
        </draw:connector>
        <draw:connector draw:style-name="gr11" draw:text-style-name="P1" draw:layer="layout" draw:type="line" svg:x1="2.312cm" svg:y1="20.012cm" svg:x2="5.7cm" svg:y2="21.2cm" draw:start-shape="id74" draw:start-glue-point="9" draw:end-shape="id75" draw:end-glue-point="6" svg:d="m2312 20012 3388 1188">
          <text:p text:style-name="P1">2</text:p>
        </draw:connector>
        <draw:connector draw:style-name="gr12" draw:text-style-name="P1" draw:layer="layout" draw:type="line" svg:x1="5.012cm" svg:y1="19.912cm" svg:x2="5.788cm" svg:y2="20.988cm" draw:start-shape="id76" draw:start-glue-point="9" draw:end-shape="id75" draw:end-glue-point="5" svg:d="m5012 19912 776 1076">
          <text:p text:style-name="P1">3</text:p>
        </draw:connector>
        <draw:connector draw:style-name="gr10" draw:text-style-name="P1" draw:layer="layout" draw:type="line" svg:x1="4.5cm" svg:y1="19.7cm" svg:x2="2.4cm" svg:y2="19.8cm" draw:start-shape="id76" draw:start-glue-point="6" draw:end-shape="id74" draw:end-glue-point="10" svg:d="m4500 19700-2100 100">
          <text:p text:style-name="P1">6</text:p>
        </draw:connector>
        <draw:connector draw:style-name="gr11" draw:text-style-name="P1" draw:layer="layout" draw:type="line" svg:x1="8.1cm" svg:y1="19.5cm" svg:x2="10cm" svg:y2="19.5cm" draw:start-shape="id77" draw:start-glue-point="10" draw:end-shape="id78" draw:end-glue-point="6" svg:d="m8100 19500h1900">
          <text:p text:style-name="P1">2</text:p>
        </draw:connector>
        <draw:connector draw:style-name="gr11" draw:text-style-name="P1" draw:layer="layout" draw:type="line" svg:x1="8.6cm" svg:y1="17.9cm" svg:x2="8.012cm" svg:y2="19.288cm" draw:start-shape="id79" draw:start-glue-point="8" draw:end-shape="id77" draw:end-glue-point="11" svg:d="m8600 17900-588 1388">
          <text:p text:style-name="P1">3</text:p>
        </draw:connector>
        <draw:connector draw:style-name="gr14" draw:text-style-name="P1" draw:layer="layout" draw:type="line" svg:x1="10.512cm" svg:y1="19.288cm" svg:x2="11.4cm" svg:y2="17.2cm" draw:start-shape="id78" draw:start-glue-point="11" draw:end-shape="id80" draw:end-glue-point="8" svg:d="m10512 19288 888-2088">
          <text:p text:style-name="P1">5</text:p>
        </draw:connector>
        <draw:connector draw:style-name="gr10" draw:text-style-name="P1" draw:layer="layout" draw:type="line" svg:x1="11.612cm" svg:y1="16.688cm" svg:x2="10.112cm" svg:y2="15.612cm" draw:start-shape="id80" draw:start-glue-point="11" draw:end-shape="id81" draw:end-glue-point="9" svg:d="m11612 16688-1500-1076">
          <text:p text:style-name="P1">9</text:p>
        </draw:connector>
        <draw:connector draw:style-name="gr10" draw:text-style-name="P1" draw:layer="layout" draw:type="line" svg:x1="9.6cm" svg:y1="15.4cm" svg:x2="6.412cm" svg:y2="15.788cm" draw:start-shape="id81" draw:start-glue-point="6" draw:end-shape="id82" draw:end-glue-point="11" svg:d="m9600 15400-3188 388">
          <text:p text:style-name="P1">7</text:p>
        </draw:connector>
        <draw:connector draw:style-name="gr11" draw:text-style-name="P1" draw:layer="layout" draw:type="line" svg:x1="5.988cm" svg:y1="15.788cm" svg:x2="4.1cm" svg:y2="15.5cm" draw:start-shape="id82" draw:start-glue-point="5" draw:end-shape="id83" draw:end-glue-point="10" svg:d="m5988 15788-1888-288">
          <text:p text:style-name="P1">4</text:p>
        </draw:connector>
        <draw:connector draw:style-name="gr11" draw:text-style-name="P1" draw:layer="layout" draw:type="line" svg:x1="3.5cm" svg:y1="15.5cm" svg:x2="1.512cm" svg:y2="15.888cm" draw:start-shape="id83" draw:start-glue-point="6" draw:end-shape="id73" draw:end-glue-point="11" svg:d="m3500 15500-1988 388">
          <text:p text:style-name="P1">2</text:p>
        </draw:connector>
        <draw:connector draw:style-name="gr11" draw:text-style-name="P1" draw:layer="layout" draw:type="line" svg:x1="1.512cm" svg:y1="16.312cm" svg:x2="2.488cm" svg:y2="17.388cm" draw:start-shape="id73" draw:start-glue-point="9" draw:end-shape="id84" draw:end-glue-point="5" svg:d="m1512 16312 976 1076">
          <text:p text:style-name="P1">3</text:p>
        </draw:connector>
        <draw:connector draw:style-name="gr10" draw:text-style-name="P1" draw:layer="layout" draw:type="line" svg:x1="6.5cm" svg:y1="16cm" svg:x2="8.388cm" svg:y2="17.388cm" draw:start-shape="id82" draw:start-glue-point="10" draw:end-shape="id79" draw:end-glue-point="5" svg:d="m6500 16000 1888 1388">
          <text:p text:style-name="P1">10</text:p>
        </draw:connector>
        <draw:connector draw:style-name="gr10" draw:text-style-name="P1" draw:layer="layout" draw:type="line" svg:x1="5.988cm" svg:y1="16.212cm" svg:x2="5.7cm" svg:y2="17.6cm" draw:start-shape="id82" draw:start-glue-point="7" draw:end-shape="id85" draw:end-glue-point="4" svg:d="m5988 16212-288 1388">
          <text:p text:style-name="P1">8</text:p>
        </draw:connector>
        <draw:connector draw:style-name="gr11" draw:text-style-name="P1" draw:layer="layout" draw:type="line" svg:x1="5.4cm" svg:y1="17.9cm" svg:x2="3cm" svg:y2="17.6cm" draw:start-shape="id85" draw:start-glue-point="6" draw:end-shape="id84" draw:end-glue-point="10" svg:d="m5400 17900-2400-300">
          <text:p text:style-name="P1">1</text:p>
        </draw:connector>
        <draw:connector draw:style-name="gr10" draw:text-style-name="P1" draw:layer="layout" draw:type="line" svg:x1="6cm" svg:y1="17.9cm" svg:x2="7.588cm" svg:y2="19.288cm" draw:start-shape="id85" draw:start-glue-point="10" draw:end-shape="id77" draw:end-glue-point="5" svg:d="m6000 17900 1588 1388">
          <text:p text:style-name="P1">7</text:p>
        </draw:connector>
        <draw:connector draw:style-name="gr11" draw:text-style-name="P1" draw:layer="layout" draw:type="line" svg:x1="7.8cm" svg:y1="19.8cm" svg:x2="6.212cm" svg:y2="20.988cm" draw:start-shape="id77" draw:start-glue-point="8" draw:end-shape="id75" draw:end-glue-point="11" svg:d="m7800 19800-1588 1188">
          <text:p text:style-name="P1">4</text:p>
        </draw:connector>
        <draw:connector draw:style-name="gr10" draw:text-style-name="P1" draw:layer="layout" draw:type="line" svg:x1="6.3cm" svg:y1="21.2cm" svg:x2="10.088cm" svg:y2="19.712cm" draw:start-shape="id75" draw:start-glue-point="10" draw:end-shape="id78" draw:end-glue-point="7" svg:d="m6300 21200 3788-1488">
          <text:p text:style-name="P1">9</text:p>
        </draw:connector>
        <draw:connector draw:style-name="gr14" draw:text-style-name="P1" draw:layer="layout" draw:type="line" svg:x1="5.488cm" svg:y1="18.112cm" svg:x2="4.8cm" svg:y2="19.4cm" draw:start-shape="id85" draw:start-glue-point="7" draw:end-shape="id76" draw:end-glue-point="4" svg:d="m5488 18112-688 1288">
          <text:p text:style-name="P1">5</text:p>
        </draw:connector>
        <draw:connector draw:style-name="gr11" draw:text-style-name="P1" draw:layer="layout" draw:type="line" svg:x1="2.912cm" svg:y1="17.812cm" svg:x2="4.588cm" svg:y2="19.488cm" draw:start-shape="id84" draw:start-glue-point="9" draw:end-shape="id76" draw:end-glue-point="5" svg:d="m2912 17812 1676 1676">
          <text:p text:style-name="P1">3</text:p>
        </draw:connector>
        <draw:connector draw:style-name="gr11" draw:text-style-name="P1" draw:layer="layout" draw:type="line" svg:x1="8.9cm" svg:y1="17.6cm" svg:x2="11.1cm" svg:y2="16.9cm" draw:start-shape="id79" draw:start-glue-point="10" draw:end-shape="id80" draw:end-glue-point="6" svg:d="m8900 17600 2200-700">
          <text:p text:style-name="P1">3</text:p>
        </draw:connector>
        <draw:custom-shape draw:style-name="gr9" draw:text-style-name="P1" xml:id="id86" draw:id="id86" draw:layer="layout" svg:width="0.6cm" svg:height="0.6cm" svg:x="1cm" svg:y="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6" draw:id="id96" draw:layer="layout" svg:width="0.6cm" svg:height="0.6cm" svg:x="3.5cm" svg:y="22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5" draw:id="id95" draw:layer="layout" svg:width="0.6cm" svg:height="0.6cm" svg:x="5.9cm" svg:y="22.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4" draw:id="id94" draw:layer="layout" svg:width="0.6cm" svg:height="0.6cm" svg:x="9.6cm" svg:y="22.3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3" draw:id="id93" draw:layer="layout" svg:width="0.6cm" svg:height="0.6cm" svg:x="11.1cm" svg:y="23.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2" draw:id="id92" draw:layer="layout" svg:width="0.6cm" svg:height="0.6cm" svg:x="8.3cm" svg:y="24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1" draw:id="id91" draw:layer="layout" svg:width="0.6cm" svg:height="0.6cm" svg:x="10cm" svg:y="26.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0" draw:id="id90" draw:layer="layout" svg:width="0.6cm" svg:height="0.6cm" svg:x="7.5cm" svg:y="26.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8" draw:id="id88" draw:layer="layout" svg:width="0.6cm" svg:height="0.6cm" svg:x="5.7cm" svg:y="28.1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9" draw:id="id89" draw:layer="layout" svg:width="0.6cm" svg:height="0.6cm" svg:x="4.5cm" svg:y="26.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7" draw:id="id87" draw:layer="layout" svg:width="0.6cm" svg:height="0.6cm" svg:x="1.8cm" svg:y="26.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7" draw:id="id97" draw:layer="layout" svg:width="0.6cm" svg:height="0.6cm" svg:x="2.4cm" svg:y="24.5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98" draw:id="id98" draw:layer="layout" svg:width="0.6cm" svg:height="0.6cm" svg:x="5.4cm" svg:y="24.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.3cm" svg:y1="23.6cm" svg:x2="1.888cm" svg:y2="26.788cm" draw:start-shape="id86" draw:start-glue-point="8" draw:end-shape="id87" draw:end-glue-point="5" svg:d="m1300 23600 588 3188">
          <text:p text:style-name="P1">1</text:p>
        </draw:connector>
        <draw:connector draw:style-name="gr11" draw:text-style-name="P1" draw:layer="layout" draw:type="line" svg:x1="2.312cm" svg:y1="27.212cm" svg:x2="5.7cm" svg:y2="28.4cm" draw:start-shape="id87" draw:start-glue-point="9" draw:end-shape="id88" draw:end-glue-point="6" svg:d="m2312 27212 3388 1188">
          <text:p text:style-name="P1">2</text:p>
        </draw:connector>
        <draw:connector draw:style-name="gr12" draw:text-style-name="P1" draw:layer="layout" draw:type="line" svg:x1="5.012cm" svg:y1="27.112cm" svg:x2="5.788cm" svg:y2="28.188cm" draw:start-shape="id89" draw:start-glue-point="9" draw:end-shape="id88" draw:end-glue-point="5" svg:d="m5012 27112 776 1076">
          <text:p text:style-name="P1">3</text:p>
        </draw:connector>
        <draw:connector draw:style-name="gr14" draw:text-style-name="P1" draw:layer="layout" draw:type="line" svg:x1="4.5cm" svg:y1="26.9cm" svg:x2="2.4cm" svg:y2="27cm" draw:start-shape="id89" draw:start-glue-point="6" draw:end-shape="id87" draw:end-glue-point="10" svg:d="m4500 26900-2100 100">
          <text:p text:style-name="P1">6</text:p>
        </draw:connector>
        <draw:connector draw:style-name="gr11" draw:text-style-name="P1" draw:layer="layout" draw:type="line" svg:x1="8.1cm" svg:y1="26.7cm" svg:x2="10cm" svg:y2="26.7cm" draw:start-shape="id90" draw:start-glue-point="10" draw:end-shape="id91" draw:end-glue-point="6" svg:d="m8100 26700h1900">
          <text:p text:style-name="P1">2</text:p>
        </draw:connector>
        <draw:connector draw:style-name="gr11" draw:text-style-name="P1" draw:layer="layout" draw:type="line" svg:x1="8.6cm" svg:y1="25.1cm" svg:x2="8.012cm" svg:y2="26.488cm" draw:start-shape="id92" draw:start-glue-point="8" draw:end-shape="id90" draw:end-glue-point="11" svg:d="m8600 25100-588 1388">
          <text:p text:style-name="P1">3</text:p>
        </draw:connector>
        <draw:connector draw:style-name="gr14" draw:text-style-name="P1" draw:layer="layout" draw:type="line" svg:x1="10.512cm" svg:y1="26.488cm" svg:x2="11.4cm" svg:y2="24.4cm" draw:start-shape="id91" draw:start-glue-point="11" draw:end-shape="id93" draw:end-glue-point="8" svg:d="m10512 26488 888-2088">
          <text:p text:style-name="P1">5</text:p>
        </draw:connector>
        <draw:connector draw:style-name="gr14" draw:text-style-name="P1" draw:layer="layout" draw:type="line" svg:x1="11.612cm" svg:y1="23.888cm" svg:x2="10.112cm" svg:y2="22.812cm" draw:start-shape="id93" draw:start-glue-point="11" draw:end-shape="id94" draw:end-glue-point="9" svg:d="m11612 23888-1500-1076">
          <text:p text:style-name="P1">9</text:p>
        </draw:connector>
        <draw:connector draw:style-name="gr15" draw:text-style-name="P1" draw:layer="layout" draw:type="line" svg:x1="9.6cm" svg:y1="22.6cm" svg:x2="6.412cm" svg:y2="22.988cm" draw:start-shape="id94" draw:start-glue-point="6" draw:end-shape="id95" draw:end-glue-point="11" svg:d="m9600 22600-3188 388">
          <text:p text:style-name="P1">7</text:p>
        </draw:connector>
        <draw:connector draw:style-name="gr11" draw:text-style-name="P1" draw:layer="layout" draw:type="line" svg:x1="5.988cm" svg:y1="22.988cm" svg:x2="4.1cm" svg:y2="22.7cm" draw:start-shape="id95" draw:start-glue-point="5" draw:end-shape="id96" draw:end-glue-point="10" svg:d="m5988 22988-1888-288">
          <text:p text:style-name="P1">4</text:p>
        </draw:connector>
        <draw:connector draw:style-name="gr11" draw:text-style-name="P1" draw:layer="layout" draw:type="line" svg:x1="3.5cm" svg:y1="22.7cm" svg:x2="1.512cm" svg:y2="23.088cm" draw:start-shape="id96" draw:start-glue-point="6" draw:end-shape="id86" draw:end-glue-point="11" svg:d="m3500 22700-1988 388">
          <text:p text:style-name="P1">2</text:p>
        </draw:connector>
        <draw:connector draw:style-name="gr11" draw:text-style-name="P1" draw:layer="layout" draw:type="line" svg:x1="1.512cm" svg:y1="23.512cm" svg:x2="2.488cm" svg:y2="24.588cm" draw:start-shape="id86" draw:start-glue-point="9" draw:end-shape="id97" draw:end-glue-point="5" svg:d="m1512 23512 976 1076">
          <text:p text:style-name="P1">3</text:p>
        </draw:connector>
        <draw:connector draw:style-name="gr14" draw:text-style-name="P1" draw:layer="layout" draw:type="line" svg:x1="6.5cm" svg:y1="23.2cm" svg:x2="8.388cm" svg:y2="24.588cm" draw:start-shape="id95" draw:start-glue-point="10" draw:end-shape="id92" draw:end-glue-point="5" svg:d="m6500 23200 1888 1388">
          <text:p text:style-name="P1">10</text:p>
        </draw:connector>
        <draw:connector draw:style-name="gr14" draw:text-style-name="P1" draw:layer="layout" draw:type="line" svg:x1="5.988cm" svg:y1="23.412cm" svg:x2="5.7cm" svg:y2="24.8cm" draw:start-shape="id95" draw:start-glue-point="7" draw:end-shape="id98" draw:end-glue-point="4" svg:d="m5988 23412-288 1388">
          <text:p text:style-name="P1">8</text:p>
        </draw:connector>
        <draw:connector draw:style-name="gr11" draw:text-style-name="P1" draw:layer="layout" draw:type="line" svg:x1="5.4cm" svg:y1="25.1cm" svg:x2="3cm" svg:y2="24.8cm" draw:start-shape="id98" draw:start-glue-point="6" draw:end-shape="id97" draw:end-glue-point="10" svg:d="m5400 25100-2400-300">
          <text:p text:style-name="P1">1</text:p>
        </draw:connector>
        <draw:connector draw:style-name="gr14" draw:text-style-name="P1" draw:layer="layout" draw:type="line" svg:x1="6cm" svg:y1="25.1cm" svg:x2="7.588cm" svg:y2="26.488cm" draw:start-shape="id98" draw:start-glue-point="10" draw:end-shape="id90" draw:end-glue-point="5" svg:d="m6000 25100 1588 1388">
          <text:p text:style-name="P1">7</text:p>
        </draw:connector>
        <draw:connector draw:style-name="gr11" draw:text-style-name="P1" draw:layer="layout" draw:type="line" svg:x1="7.8cm" svg:y1="27cm" svg:x2="6.212cm" svg:y2="28.188cm" draw:start-shape="id90" draw:start-glue-point="8" draw:end-shape="id88" draw:end-glue-point="11" svg:d="m7800 27000-1588 1188">
          <text:p text:style-name="P1">4</text:p>
        </draw:connector>
        <draw:connector draw:style-name="gr14" draw:text-style-name="P1" draw:layer="layout" draw:type="line" svg:x1="6.3cm" svg:y1="28.4cm" svg:x2="10.088cm" svg:y2="26.912cm" draw:start-shape="id88" draw:start-glue-point="10" draw:end-shape="id91" draw:end-glue-point="7" svg:d="m6300 28400 3788-1488">
          <text:p text:style-name="P1">9</text:p>
        </draw:connector>
        <draw:connector draw:style-name="gr14" draw:text-style-name="P1" draw:layer="layout" draw:type="line" svg:x1="5.488cm" svg:y1="25.312cm" svg:x2="4.8cm" svg:y2="26.6cm" draw:start-shape="id98" draw:start-glue-point="7" draw:end-shape="id89" draw:end-glue-point="4" svg:d="m5488 25312-688 1288">
          <text:p text:style-name="P1">5</text:p>
        </draw:connector>
        <draw:connector draw:style-name="gr11" draw:text-style-name="P1" draw:layer="layout" draw:type="line" svg:x1="2.912cm" svg:y1="25.012cm" svg:x2="4.588cm" svg:y2="26.688cm" draw:start-shape="id97" draw:start-glue-point="9" draw:end-shape="id89" draw:end-glue-point="5" svg:d="m2912 25012 1676 1676">
          <text:p text:style-name="P1">3</text:p>
        </draw:connector>
        <draw:connector draw:style-name="gr11" draw:text-style-name="P1" draw:layer="layout" draw:type="line" svg:x1="8.9cm" svg:y1="24.8cm" svg:x2="11.1cm" svg:y2="24.1cm" draw:start-shape="id92" draw:start-glue-point="10" draw:end-shape="id93" draw:end-glue-point="6" svg:d="m8900 24800 2200-700">
          <text:p text:style-name="P1">3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6T12:20:54.34</meta:creation-date>
    <dc:date>2013-01-16T16:38:15.92</dc:date>
    <meta:editing-duration>PT3H13M46S</meta:editing-duration>
    <meta:editing-cycles>1</meta:editing-cycles>
    <meta:document-statistic meta:object-count="247"/>
    <meta:generator>OpenOffice.org/3.4.1$Win32 OpenOffice.org_project/341m1$Build-9593</meta:generator>
  </office:meta>
</office:document-meta>
</file>